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pt" fo:letter-spacing="normal" fo:font-style="normal" fo:font-weight="normal" style:font-size-asian="13pt" style:font-size-complex="13pt"/>
    </style:style>
    <style:style style:name="T1" style:family="text">
      <style:text-properties fo:font-variant="normal" fo:text-transform="none" fo:color="#222222" style:font-name="arial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James Lombardi <text:s text:c="3"/>9/26/2016</text:p>
      <text:p text:style-name="P4"/>
      <text:p text:style-name="P2"><text:span text:style-name="T3">During the stress test that I had on August 5, 2017 at Hamot Hospital I did not have much of a warm up before they had me going relatively fast on a very steep incline. <text:s/>My maximum workload was 16 METs and my heart rate reached 160 bpm, which is 108% of the age-predicted maximum. T</text:span><text:span text:style-name="T4">esters usually try to have the person being tested achieve about 85% of predicted maximum.</text:span><text:span text:style-name="T3"> To find what 16 METs corresponds to, you can use the chart below. <text:s/>You find 16 METs is approximately 200% of the predicted exercise capacity for my age of 73. <text:s/>For comparison, an average 35 year old with a 100% workload has a workload of just 11 METS. </text:span></text:p>
      <text:p text:style-name="P4"/>
      <text:p text:style-name="P4">At maximum workload I went into afib. <text:s/>This means that I really had to be pushed before afib occurred. <text:s/>When I was in afib I was more out of breath than I have ever been. <text:s/>I don't think I have ever experienced afib before. <text:s/></text:p>
      <text:p text:style-name="P4"/>
      <text:p text:style-name="P4"/>
      <text:p text:style-name="P4">In this figure, you draw a line from my age (73) on one side to the number of mets on the other. If you use 16 mets, you see I am well above the maximum shown. Extrapolating, the percentage of predicted exercise capacity for my age is something like 200% </text:p>
      <text:p text:style-name="P1"><text:span text:style-name="T2"><text:s/></text:span><text:span text:style-name="T1"><draw:frame draw:style-name="fr1" draw:name="graphics1" text:anchor-type="as-char" svg:width="5.4634in" svg:height="3.8957in" draw:z-index="0"><draw:image xlink:href="http://harvardhealth.staywell.com/GetImage.aspx?imageID=118" xlink:type="simple" xlink:show="embed" xlink:actuate="onLoad"/></draw:frame></text:span><text:span text:style-name="T1"> </text:span></text:p>
      <text:p text:style-name="P3"/>
      <text:p text:style-name="P3">From:</text:p>
      <text:p text:style-name="P1"><text:a xlink:type="simple" xlink:href="http://harvardhealth.staywell.com/viewNewsletter.aspx?NLID=50&amp;INC=yes" text:style-name="Internet_20_link" text:visited-style-name="Visited_20_Internet_20_Link"><text:span text:style-name="T2">http://harvardhealth.staywell.com/viewNewsletter.aspx?NLID=50&amp;INC=yes</text:span>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6T18:24:35.57</meta:creation-date>
    <dc:date>2016-09-28T19:07:25.46</dc:date>
    <dc:creator>James Lombardi</dc:creator>
    <meta:editing-duration>PT1H29M59S</meta:editing-duration>
    <meta:editing-cycles>5</meta:editing-cycles>
    <meta:generator>OpenOffice/4.1.0$Win32 OpenOffice.org_project/410m18$Build-9764</meta:generator>
    <meta:document-statistic meta:table-count="0" meta:image-count="1" meta:object-count="0" meta:page-count="1" meta:paragraph-count="7" meta:word-count="217" meta:character-count="1208"/>
  </office:meta>
</office:document-meta>
</file>